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1" style:family="table-row">
      <style:table-row-properties style:min-row-height="0.60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0.614cm"/>
    </style:style>
    <style:style style:name="Tabela1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3" style:family="table-row">
      <style:table-row-properties style:min-row-height="1.836cm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5" style:family="table-row">
      <style:table-row-properties style:min-row-height="2.016cm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f31e"/>
    </style:style>
    <style:style style:name="P2" style:family="paragraph" style:parent-style-name="Standard">
      <style:text-properties fo:font-weight="bold" officeooo:paragraph-rsid="0013f31e" style:font-weight-asian="bold" style:font-weight-complex="bold"/>
    </style:style>
    <style:style style:name="P3" style:family="paragraph" style:parent-style-name="Standard">
      <style:text-properties fo:font-weight="bold" officeooo:paragraph-rsid="0015e137" style:font-weight-asian="bold" style:font-weight-complex="bold"/>
    </style:style>
    <style:style style:name="P4" style:family="paragraph" style:parent-style-name="Standard">
      <style:text-properties fo:font-style="italic" fo:font-weight="bold" officeooo:paragraph-rsid="0013f31e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ize="10pt" fo:font-style="italic" officeooo:paragraph-rsid="0013f31e" style:font-size-asian="10pt" style:font-style-asian="italic" style:font-size-complex="10pt" style:font-style-complex="italic"/>
    </style:style>
    <style:style style:name="P6" style:family="paragraph" style:parent-style-name="Standard">
      <style:text-properties style:text-position="sub 58%" fo:font-size="10pt" fo:font-style="italic" officeooo:paragraph-rsid="0013f31e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ize="11pt" fo:font-weight="bold" officeooo:paragraph-rsid="0015e137" style:font-size-asian="11pt" style:font-weight-asian="bold" style:font-size-complex="11pt" style:font-weight-complex="bold"/>
    </style:style>
    <style:style style:name="P8" style:family="paragraph" style:parent-style-name="Standard" style:list-style-name="L1">
      <style:text-properties fo:font-size="10.5pt" officeooo:paragraph-rsid="0015e137" style:font-size-asian="10.5pt" style:font-size-complex="10.5pt"/>
    </style:style>
    <style:style style:name="P9" style:family="paragraph" style:parent-style-name="Standard" style:list-style-name="L4">
      <style:text-properties fo:font-size="10.5pt" officeooo:paragraph-rsid="0015e137" style:font-size-asian="10.5pt" style:font-size-complex="10.5pt"/>
    </style:style>
    <style:style style:name="P10" style:family="paragraph" style:parent-style-name="Standard" style:list-style-name="L2">
      <style:text-properties fo:font-size="10.5pt" officeooo:paragraph-rsid="0015e137" style:font-size-asian="10.5pt" style:font-size-complex="10.5pt"/>
    </style:style>
    <style:style style:name="P11" style:family="paragraph" style:parent-style-name="Standard" style:list-style-name="L5">
      <style:text-properties fo:font-size="10.5pt" officeooo:paragraph-rsid="0015e137" style:font-size-asian="10.5pt" style:font-size-complex="10.5pt"/>
    </style:style>
    <style:style style:name="P12" style:family="paragraph" style:parent-style-name="Standard" style:list-style-name="L3">
      <style:text-properties fo:font-size="10.5pt" officeooo:paragraph-rsid="0015e137" style:font-size-asian="10.5pt" style:font-size-complex="10.5pt"/>
    </style:style>
    <style:style style:name="P13" style:family="paragraph" style:parent-style-name="Standard" style:list-style-name="L6">
      <style:text-properties fo:font-size="10.5pt" officeooo:paragraph-rsid="0015e137" style:font-size-asian="10.5pt" style:font-size-complex="10.5pt"/>
    </style:style>
    <style:style style:name="P14" style:family="paragraph" style:parent-style-name="Standard">
      <style:paragraph-properties fo:break-before="column"/>
      <style:text-properties fo:font-weight="bold" officeooo:paragraph-rsid="0013f31e" style:font-weight-asian="bold" style:font-weight-complex="bold"/>
    </style:style>
    <style:style style:name="P15" style:family="paragraph" style:parent-style-name="Standard">
      <style:paragraph-properties fo:margin-top="0cm" fo:margin-bottom="0.101cm" loext:contextual-spacing="false"/>
      <style:text-properties style:font-name="Liberation Serif" fo:font-size="12pt" officeooo:paragraph-rsid="001623c2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style:font-name="Liberation Serif" fo:font-size="12pt" officeooo:paragraph-rsid="001623c2" style:font-size-asian="12pt" style:font-size-complex="12pt"/>
    </style:style>
    <style:style style:name="P17" style:family="paragraph" style:parent-style-name="Header">
      <style:paragraph-properties fo:text-align="center" style:justify-single-word="false"/>
      <style:text-properties style:font-name="Liberation Serif" fo:font-size="10pt" fo:font-weight="bold" officeooo:rsid="0015e137" officeooo:paragraph-rsid="0015e137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137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1623c2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Temat</text:span>: Zadania poezji i role poety. Zinterpretuj i porównaj podane teksty Czesława </text:p>
      <text:p text:style-name="P15"><text:tab/> <text:s/>Miłosza i Ernesta Brylla, uwzględniając wybrane konteksty literackie oraz </text:p>
      <text:p text:style-name="P16"><text:tab/> <text:s/>ukształtowanie artystyczne <text:s/>obu tekstów.</text:p>
      <text:p text:style-name="Standard"/>
      <text:section text:style-name="Sect1" text:name="Sekcja1">
        <text:p text:style-name="P2">Czesław Miłosz (1911-2004)</text:p>
        <text:p text:style-name="P2"/>
        <text:p text:style-name="P4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6">Washington D.C., 1950 (Światło dzienne, 1953)</text:p>
        <text:p text:style-name="P1"/>
        <text:p text:style-name="P1"/>
        <text:p text:style-name="P14">Ernest Bryll (ur. 1935)</text:p>
        <text:p text:style-name="P1"/>
        <text:p text:style-name="P4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5"><text:span text:style-name="T3">Zwierzątko</text:span>, <text:span text:style-name="T3">1975</text:span></text:p>
      </text:section>
      <text:p text:style-name="Standard"><text:span text:style-name="T1">I. Rozwinięcie tematu (22 pkt)</text:span></text:p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3">Miłosz, Który skrzywdziłeś</text:p>
          </table:table-cell>
          <table:table-cell table:style-name="Tabela1.B1" office:value-type="string">
            <text:p text:style-name="P3">Bryll, Ten, który…</text:p>
          </table:table-cell>
        </table:table-row>
        <table:table-row table:style-name="Tabela1.2">
          <table:table-cell table:style-name="Tabela1.A2" table:number-columns-spanned="2" office:value-type="string">
            <text:p text:style-name="P7">Kreacja podmiotu lirycznego</text:p>
          </table:table-cell>
          <table:covered-table-cell/>
        </table:table-row>
        <table:table-row table:style-name="Tabela1.3">
          <table:table-cell table:style-name="Tabela1.A7" office:value-type="string">
            <text:list xml:id="list3913568882" text:style-name="L1">
              <text:list-item>
                <text:p text:style-name="P8">pewny własnej wartości roli poeta;</text:p>
              </text:list-item>
              <text:list-item>
                <text:p text:style-name="P8">obserwator i krytyk piętnujący zło;</text:p>
              </text:list-item>
              <text:list-item>
                <text:p text:style-name="P8">osoba zaangażowana;</text:p>
              </text:list-item>
            </text:list>
          </table:table-cell>
          <table:table-cell table:style-name="Tabela1.B7" office:value-type="string">
            <text:list xml:id="list1136411251" text:style-name="L4">
              <text:list-item>
                <text:p text:style-name="P9">Kreacja podmiotu lirycznego</text:p>
              </text:list-item>
              <text:list-item>
                <text:p text:style-name="P9">racjonalista odrzucający idealizowanie rzeczywistości;</text:p>
              </text:list-item>
              <text:list-item>
                <text:p text:style-name="P9">ironiczny, sarkastyczny krytyk;</text:p>
              </text:list-item>
              <text:list-item>
                <text:p text:style-name="P9">osoba zachowująca dystans;</text:p>
              </text:list-item>
            </text:list>
          </table:table-cell>
        </table:table-row>
        <table:table-row>
          <table:table-cell table:style-name="Tabela1.A4" table:number-columns-spanned="2" office:value-type="string">
            <text:p text:style-name="P7">Adresat liryczny</text:p>
          </table:table-cell>
          <table:covered-table-cell/>
        </table:table-row>
        <table:table-row table:style-name="Tabela1.5">
          <table:table-cell table:style-name="Tabela1.A7" office:value-type="string">
            <text:list xml:id="list1600209489" text:style-name="L2">
              <text:list-item>
                <text:p text:style-name="P10">człowiek lekceważący człowieka i normy moralne;</text:p>
              </text:list-item>
              <text:list-item>
                <text:p text:style-name="P10">tyran, zadufany w sobie, pyszny i dumny władca;</text:p>
              </text:list-item>
            </text:list>
          </table:table-cell>
          <table:table-cell table:style-name="Tabela1.B7" office:value-type="string">
            <text:list xml:id="list3307754953" text:style-name="L5">
              <text:list-item>
                <text:p text:style-name="P11">retoryczne "my", czyli "wy" - podm. zdystansowany!</text:p>
              </text:list-item>
              <text:list-item>
                <text:p text:style-name="P11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7">Władca i społeczeństwo</text:p>
          </table:table-cell>
          <table:covered-table-cell/>
        </table:table-row>
        <table:table-row>
          <table:table-cell table:style-name="Tabela1.A7" office:value-type="string">
            <text:list xml:id="list3820523144" text:style-name="L3">
              <text:list-item>
                <text:p text:style-name="P12">spersonalizowany (2 os. lp.) - wzmocnienie groźby;</text:p>
              </text:list-item>
              <text:list-item>
                <text:p text:style-name="P12">strachem podporządkowuje sobie innych;</text:p>
              </text:list-item>
              <text:list-item>
                <text:p text:style-name="P12">poddańczo wychwalany i idealizowany;</text:p>
              </text:list-item>
            </text:list>
          </table:table-cell>
          <table:table-cell table:style-name="Tabela1.B7" office:value-type="string">
            <text:list xml:id="list2751202308" text:style-name="L6">
              <text:list-item>
                <text:p text:style-name="P13">uprzedmiotowiony (3 os.) - niedosięgły; cyniczny i szyderczy manipulator; gardzi człowiekiem i prawdą;</text:p>
              </text:list-item>
              <text:list-item>
                <text:p text:style-name="P13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0pt" fo:font-weight="bold" officeooo:rsid="0015e137" officeooo:paragraph-rsid="0015e137" style:font-size-asian="10pt" style:font-weight-asian="bold" style:font-size-complex="10pt" style:font-weight-complex="bold"/>
    </style:style>
    <style:style style:name="MT1" style:family="text">
      <style:text-properties officeooo:rsid="001623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<text:span text:style-name="MT1">be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3:47.022710515</meta:creation-date>
    <dc:date>2017-10-30T09:40:26.226885552</dc:date>
    <meta:editing-duration>PT5M37S</meta:editing-duration>
    <meta:editing-cycles>3</meta:editing-cycles>
    <meta:generator>LibreOffice/5.4.1.2.0$Linux_X86_64 LibreOffice_project/40m0$Build-2</meta:generator>
    <meta:document-statistic meta:table-count="1" meta:image-count="0" meta:object-count="0" meta:page-count="1" meta:paragraph-count="59" meta:word-count="332" meta:character-count="2245" meta:non-whitespace-character-count="1979"/>
  </office:meta>
</office:document-meta>
</file>